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STIX" svg:font-family="STIX" style:font-pitch="variable"/>
    <style:font-face style:name="TeX Gyre Pagella" svg:font-family="'TeX Gyre Pagella'" style:font-pitch="variable"/>
    <style:font-face style:name="TeXGyreChorus" svg:font-family="TeXGyreChor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="Dimension_20_Lines" draw:marker-start-width="0.457cm" draw:marker-end="Dimension_20_Lines" draw:marker-end-width="0.457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fit-to-size="true" style:shrink-to-fit="false" fo:min-height="3.556cm"/>
    </style:style>
    <style:style style:name="gr4" style:family="graphic" style:parent-style-name="standard">
      <style:graphic-properties draw:stroke="none" svg:stroke-color="#000000" draw:fill="none" draw:fill-color="#ffffff" fo:min-height="5.648cm"/>
      <style:paragraph-properties style:writing-mode="lr-tb"/>
    </style:style>
    <style:style style:name="gr5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3.429cm"/>
      <style:paragraph-properties style:writing-mode="lr-tb"/>
    </style:style>
    <style:style style:name="gr11" style:family="graphic" style:parent-style-name="objectwithoutfill">
      <style:graphic-properties draw:marker-end="Arrow" draw:marker-end-width="0.203cm" draw:fill="none" draw:textarea-vertical-align="middle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fo:min-height="3.302cm"/>
      <style:paragraph-properties style:writing-mode="lr-tb"/>
    </style:style>
    <style:style style:name="gr13" style:family="graphic" style:parent-style-name="objectwithoutfill">
      <style:graphic-properties draw:marker-end="Arrow" draw:marker-end-width="0.20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text-properties style:font-name="STIX"/>
    </style:style>
    <style:style style:name="P4" style:family="paragraph">
      <loext:graphic-properties draw:fill="none" draw:fill-color="#ffffff"/>
      <style:paragraph-properties style:writing-mode="lr-tb"/>
      <style:text-properties style:font-name="STIX" fo:font-size="30pt" fo:font-weight="normal" style:font-size-asian="30pt" style:font-weight-asian="normal" style:font-size-complex="30pt" style:font-weight-complex="normal"/>
    </style:style>
    <style:style style:name="P5" style:family="paragraph">
      <loext:graphic-properties draw:fill="none" draw:fill-color="#ffffff"/>
      <style:paragraph-properties style:writing-mode="lr-tb"/>
      <style:text-properties style:font-name="STIX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P6" style:family="paragraph">
      <loext:graphic-properties draw:fill="none" draw:fill-color="#ffffff"/>
      <style:paragraph-properties style:writing-mode="lr-tb"/>
      <style:text-properties style:font-name="STIX" fo:font-size="30pt" fo:font-style="italic" style:font-size-asian="30pt" style:font-style-asian="italic" style:font-size-complex="30pt" style:font-style-complex="italic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  <style:text-properties style:font-name="STIX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STIX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0" style:family="paragraph">
      <style:paragraph-properties fo:text-align="center"/>
      <style:text-properties style:font-name="TeX Gyre Pagella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TeX Gyre Pagella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MathJax_Ma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" style:family="text">
      <style:text-properties style:font-name="STIX" fo:font-size="30pt" fo:font-weight="normal" style:font-size-asian="30pt" style:font-weight-asian="normal" style:font-size-complex="30pt" style:font-weight-complex="normal"/>
    </style:style>
    <style:style style:name="T2" style:family="text">
      <style:text-properties style:font-name="STIX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style:font-name="STIX" fo:font-size="30pt" fo:font-style="italic" style:font-size-asian="30pt" style:font-style-asian="italic" style:font-size-complex="30pt" style:font-style-complex="italic"/>
    </style:style>
    <style:style style:name="T4" style:family="text">
      <style:text-properties style:font-name="STIX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6" style:family="text">
      <style:text-properties style:font-name="MathJax_Main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8.636cm" svg:x="5.34cm" svg:y="2.38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318cm" svg:y1="13.146cm" svg:x2="19.415cm" svg:y2="13.146cm">
          <text:p/>
        </draw:line>
        <draw:frame draw:style-name="gr3" draw:text-style-name="P2" draw:layer="layout" svg:width="2.921cm" svg:height="3.806cm" svg:x="3.431cm" svg:y="3.286cm">
          <draw:text-box>
            <text:p/>
          </draw:text-box>
        </draw:frame>
        <draw:frame draw:style-name="gr4" draw:text-style-name="P4" draw:layer="layout" svg:width="2.159cm" svg:height="5.898cm" svg:x="20.812cm" svg:y="2.524cm">
          <draw:text-box>
            <text:p text:style-name="P3"><text:span text:style-name="T1">Y</text:span></text:p>
          </draw:text-box>
        </draw:frame>
        <draw:frame draw:style-name="gr4" draw:text-style-name="P5" draw:layer="layout" svg:width="2.159cm" svg:height="5.898cm" svg:x="20.812cm" svg:y="12.501cm">
          <draw:text-box>
            <text:p text:style-name="P3"><text:span text:style-name="T2">X</text:span></text:p>
          </draw:text-box>
        </draw:frame>
        <draw:line draw:style-name="gr5" draw:text-style-name="P1" draw:layer="layout" svg:x1="21.447cm" svg:y1="4.561cm" svg:x2="21.447cm" svg:y2="12.705cm">
          <text:p/>
        </draw:line>
        <draw:frame draw:style-name="gr4" draw:text-style-name="P6" draw:layer="layout" svg:width="2.159cm" svg:height="5.898cm" svg:x="20.431cm" svg:y="6.838cm">
          <draw:text-box>
            <text:p text:style-name="P3"><text:span text:style-name="T3">f</text:span></text:p>
          </draw:text-box>
        </draw:frame>
        <draw:g>
          <draw:custom-shape draw:style-name="gr6" draw:text-style-name="P7" draw:layer="layout" svg:width="0.254cm" svg:height="0.254cm" svg:x="10.523cm" svg:y="13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7" draw:layer="layout" svg:width="0.254cm" svg:height="0.254cm" svg:x="16.619cm" svg:y="13.0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7" draw:text-style-name="P1" draw:layer="layout" svg:width="8.34cm" svg:height="0.828cm" draw:transform="skewX (0.518886386617914) rotate (1.48126093616759) translate (9.91774609341043cm 10.4873874642968cm)" svg:viewBox="0 0 8341 829" svg:d="M0 829c2041 0 930-1488 4020-477 3091 1011 4321-22 4321-22">
          <text:p/>
        </draw:path>
        <draw:g>
          <draw:path draw:style-name="gr7" draw:text-style-name="P1" draw:layer="layout" svg:width="2.593cm" svg:height="0.513cm" draw:transform="skewX (0.0438077642250577) rotate (-1.45577912908847) translate (17.4663324202543cm 2.3603957740137cm)" svg:viewBox="0 0 2594 514" svg:d="M0 514c1407 0 2594-514 2594-514">
            <text:p/>
          </draw:path>
          <draw:path draw:style-name="gr7" draw:text-style-name="P1" draw:layer="layout" svg:width="6.095cm" svg:height="0.972cm" draw:transform="rotate (1.5707963267949) translate (16.791cm 11.033cm)" svg:viewBox="0 0 6096 973" svg:d="M0 0c3429 0 6096 973 6096 973">
            <text:p/>
          </draw:path>
        </draw:g>
        <draw:line draw:style-name="gr8" draw:text-style-name="P1" draw:layer="layout" svg:x1="10.679cm" svg:y1="11.287cm" svg:x2="10.679cm" svg:y2="12.811cm">
          <text:p/>
        </draw:line>
        <draw:line draw:style-name="gr8" draw:text-style-name="P1" draw:layer="layout" svg:x1="16.779cm" svg:y1="11.287cm" svg:x2="16.779cm" svg:y2="12.811cm">
          <text:p/>
        </draw:line>
        <draw:path draw:style-name="gr9" draw:text-style-name="P1" draw:layer="layout" svg:width="13.666cm" svg:height="3.511cm" draw:transform="skewX (3.88063167391833E-017) rotate (0.296531439913837) translate (5.31799999914136cm 7.85799999718977cm)" svg:viewBox="0 0 13667 3512" svg:d="M0 0c4781 0 9592 1204 9592 1204 0 0 1737 398 1710 921s2365 1387 2365 1387">
          <text:p/>
        </draw:path>
        <draw:frame draw:style-name="gr10" draw:text-style-name="P9" draw:layer="layout" svg:width="3.556cm" svg:height="3.679cm" svg:x="12.938cm" svg:y="3.544cm">
          <draw:text-box>
            <text:p text:style-name="P8"><text:span text:style-name="T4">a singular point</text:span></text:p>
          </draw:text-box>
        </draw:frame>
        <draw:line draw:style-name="gr11" draw:text-style-name="P1" draw:layer="layout" svg:x1="15.859cm" svg:y1="4.556cm" svg:x2="17.51cm" svg:y2="4.937cm">
          <text:p/>
        </draw:line>
        <draw:frame draw:style-name="gr12" draw:text-style-name="P9" draw:layer="layout" svg:width="4.546cm" svg:height="3.552cm" svg:x="4.81cm" svg:y="8.497cm">
          <draw:text-box>
            <text:p text:style-name="P8"><text:span text:style-name="T4">a section</text:span></text:p>
          </draw:text-box>
        </draw:frame>
        <draw:line draw:style-name="gr13" draw:text-style-name="P1" draw:layer="layout" svg:x1="6.08cm" svg:y1="8.62cm" svg:x2="5.826cm" svg:y2="7.858cm">
          <text:p/>
        </draw:line>
        <draw:frame draw:style-name="gr10" draw:text-style-name="P11" draw:layer="layout" svg:width="2.54cm" svg:height="3.679cm" svg:x="7.604cm" svg:y="3.667cm">
          <draw:text-box>
            <text:p text:style-name="P10"><text:span text:style-name="T5">a fibre</text:span></text:p>
          </draw:text-box>
        </draw:frame>
        <draw:line draw:style-name="gr13" draw:text-style-name="P1" draw:layer="layout" svg:x1="9.636cm" svg:y1="4.556cm" svg:x2="10.779cm" svg:y2="5.064cm">
          <text:p/>
        </draw:line>
        <draw:frame draw:style-name="gr10" draw:text-style-name="P9" draw:layer="layout" svg:width="2.54cm" svg:height="3.679cm" svg:x="13.446cm" svg:y="9.513cm">
          <draw:text-box>
            <text:p text:style-name="P8"><text:span text:style-name="T4">a fibre</text:span></text:p>
          </draw:text-box>
        </draw:frame>
        <draw:line draw:style-name="gr13" draw:text-style-name="P1" draw:layer="layout" svg:x1="15.833cm" svg:y1="9.89cm" svg:x2="16.621cm" svg:y2="9.509cm">
          <text:p/>
        </draw:line>
        <draw:frame draw:style-name="gr10" draw:text-style-name="P9" draw:layer="layout" svg:width="2.54cm" svg:height="3.679cm" svg:x="15.456cm" svg:y="13.192cm">
          <draw:text-box>
            <text:p text:style-name="P8"><text:span text:style-name="T4">q</text:span></text:p>
          </draw:text-box>
        </draw:frame>
        <draw:frame draw:style-name="gr10" draw:text-style-name="P13" draw:layer="layout" svg:width="2.54cm" svg:height="3.679cm" svg:x="9.36cm" svg:y="13.196cm">
          <draw:text-box>
            <text:p text:style-name="P12"><text:span text:style-name="T4">p</text:span></text:p>
            <text:p text:style-name="P12"><text:span text:style-name="T6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pitch="variable"/>
    <style:font-face style:name="MathJax_Main" svg:font-family="MathJax_Main" style:font-pitch="variable"/>
    <style:font-face style:name="STIX" svg:font-family="STIX" style:font-pitch="variable"/>
    <style:font-face style:name="TeX Gyre Pagella" svg:font-family="'TeX Gyre Pagella'" style:font-pitch="variable"/>
    <style:font-face style:name="TeXGyreChorus" svg:font-family="TeXGyreChoru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Ryan Robinett</meta:initial-creator>
    <meta:creation-date>2018-07-12T13:05:25.065601257</meta:creation-date>
    <dc:date>2020-01-14T09:13:02.466894902</dc:date>
    <meta:editing-duration>PT10H22M</meta:editing-duration>
    <meta:editing-cycles>13</meta:editing-cycles>
    <meta:generator>LibreOffice/6.3.4.2.0$Linux_X86_64 LibreOffice_project/30$Build-2</meta:generator>
    <meta:document-statistic meta:object-count="28"/>
  </office:meta>
</office:document-meta>
</file>